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Corps_20_de_20_texte.Paragraph" style:list-style-name="L22">
      <style:paragraph-properties fo:margin-left="1.251cm" fo:margin-right="0cm" fo:text-indent="0cm" style:auto-text-indent="false"/>
    </style:style>
    <style:style style:name="P46" style:family="paragraph" style:parent-style-name="Standard" style:list-style-name="L25"/>
    <style:style style:name="P47" style:family="paragraph" style:parent-style-name="Standard" style:list-style-name="L33"/>
    <style:style style:name="P48" style:family="paragraph" style:parent-style-name="hlp_5f_list_5f_dot" style:list-style-name="hlp_5f_list_5f_dot"/>
    <style:style style:name="P4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08.04.2022 08:18: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47840391346460591"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443358517413285045" text:style-name="L2">
        <text:list-item>
          <text:p text:style-name="P51">Version 2.1.2 :</text:p>
        </text:list-item>
      </text:list>
      <text:list xml:id="list7963351584338418783" text:style-name="L3">
        <text:list-item>
          <text:list>
            <text:list-item>
              <text:p text:style-name="P52">Localized help : resolved non-functional hyperlink due to API incompatibility introduced by Apache OpenOffice 4.1 (and LibreOffice 4.0).</text:p>
            </text:list-item>
          </text:list>
        </text:list-item>
      </text:list>
      <text:list xml:id="list28420817" text:continue-list="list6443358517413285045" text:style-name="L2">
        <text:list-item>
          <text:p text:style-name="P51">Version 2.1.1 :</text:p>
        </text:list-item>
      </text:list>
      <text:list xml:id="list8804482358371900224"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28406749" text:continue-list="list28420817" text:style-name="L2">
        <text:list-item>
          <text:p text:style-name="P51">Version 2.1.0 :</text:p>
        </text:list-item>
      </text:list>
      <text:list xml:id="list698678331730237613"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28414097" text:continue-list="list28406749" text:style-name="L2">
        <text:list-item>
          <text:p text:style-name="P51">Version 2.0.0 :</text:p>
        </text:list-item>
      </text:list>
      <text:list xml:id="list820619848205119424"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28430939" text:continue-list="list28414097" text:style-name="L2">
        <text:list-item>
          <text:p text:style-name="P51">Version 1.5.3 :</text:p>
        </text:list-item>
      </text:list>
      <text:list xml:id="list8191460658227235256"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366826177461151129"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61261504344377567"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29553246147615735"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45261423111697651"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873358175923888989"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596704252919254424"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8065088709626460467"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00679604669794518"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831737965261432268"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733000896741781586" text:style-name="L17">
        <text:list-item>
          <text:p text:style-name="P66">Arg1 : <text:span text:style-name="InstructionMacro">String</text:span> : mandatory, type of control used for the button</text:p>
        </text:list-item>
      </text:list>
      <text:list xml:id="list9075891627219474078"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582005883359532170"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014001861875850075"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95870674653530375"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526882141418393806"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201770758096994109"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437670719942150039"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97229159570657149" text:style-name="L25">
        <text:list-item text:start-value="1">
          <text:p text:style-name="P4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898419850130557276"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193643591158080746"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44070683597354155"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59125691907737823"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142979111488731889"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193221857615840988"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469581253041201124"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859316968550955891" text:style-name="L33">
        <text:list-item text:start-value="1">
          <text:p text:style-name="P4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635670079377780569"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6844293214214330964"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4991151624777142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29975449973901581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3260003389352857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841167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1045733308878333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79792007135080573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01091817331963521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7</dc:date>
     <text:p>internal</text:p>
     <text:p>Page2</text:p>
     <text:p/>
    </office:annotation>Paragraph styles</text:p>
      <text:p text:style-name="P28"><office:annotation>
     <dc:creator>BM</dc:creator>
     <dc:date>2008-03-13T00:00:00.47</dc:date>
     <text:p>internal</text:p>
     <text:p>Page7</text:p>
     <text:p/>
    </office:annotation>Hyperlinks</text:p>
      <text:p text:style-name="hlp_5f_paragraph"><text:span text:style-name="T14"><office:annotation>
      <dc:creator>BM</dc:creator>
      <dc:date>2008-03-13T00:00:00.47</dc:date>
      <text:p>internal</text:p>
      <text:p>Page3</text:p>
      <text:p/>
     </office:annotation></text:span><text:span text:style-name="T14">Text formatting</text:span></text:p>
      <text:p text:style-name="P28"><office:annotation>
     <dc:creator>BM</dc:creator>
     <dc:date>2008-03-26T00:00:00.4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8</dc:date>
     <text:p>external</text:p>
     <text:p>text/swriter/main0210.xhp</text:p>
     <text:p/>
    </office:annotation><text:span text:style-name="T14">Preview topic</text:span> </text:p>
      <text:p text:style-name="hlp_5f_paragraph">This hyperlink displays <text:s/><office:annotation>
     <dc:creator>BM</dc:creator>
     <dc:date>2008-03-15T00:00:00.4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8407330" text:continue-list="list424991151624777142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8430738" text:continue-list="list2841167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9</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50</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50</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28416091" text:continue-list="list2840733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28410213" text:continue-list="list28430738"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2840680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48"><text:span text:style-name="hlp_5f_emph">* * *</text:span> <text:s/>--&gt; <text:s/>Scene divider (unless there is a heading).</text:p>
        </text:list-item>
        <text:list-item>
          <text:p text:style-name="P48">All other text is considered to be scene content.</text:p>
        </text:list-item>
      </text:list>
      <text:p text:style-name="hlp_5f_head5">Formatting an outline:</text:p>
      <text:p text:style-name="hlp_5f_paragraph">An outline has at least one third level heading.</text:p>
      <text:list xml:id="list2841824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in/", "https://raw.githubusercontent.com/peter88213/pywoo/main/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Notes chapters", "en")
		            endTitles
		            setURL("Basic", "pywoo", "OpenYw", "get_notes")
				endCommand
	
	        	addSeparator
	
				beginCommand
		            beginTitles
				 	    setTitle("Help", "en")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Notes chapters", "en")
	            endTitles
	            setURL("Basic", "pywoo", "OpenYw", "get_notes")
			endCommand

        	addSeparator

			beginCommand
	            beginTitles
			 	    setTitle("Help", "en")
	            endTitles
	            setURL("Basic", "pywoo", "help", "show_adv_help")
			endCommand

		  endMenuItems
		
	    endMenu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